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0E50000009D413108A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padding="0.049cm" fo:border-left="none" fo:border-right="none" fo:border-top="0.002cm solid #000000" fo:border-bottom="0.002cm solid #000000" style:shadow="none"/>
      <style:text-properties fo:font-weight="bold" style:font-weight-asian="bold" style:font-weight-complex="bold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text-align="center" style:justify-single-word="false" fo:break-before="column"/>
      <style:text-properties fo:font-size="10pt" style:font-size-asian="10pt" style:font-size-complex="10pt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>
      <style:text-properties fo:font-style="normal" style:font-style-asian="normal" style:font-style-complex="normal"/>
    </style:style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4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true" fo:margin-left="1cm" fo:margin-right="1cm" style:editable="false">
        <style:columns fo:column-count="7" fo:column-gap="0cm">
          <style:column-sep style:width="0.002cm" style:color="#000000" style:height="100%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3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APS Linux Driver</text:p>
      <text:p text:style-name="P1">Features List and Release Not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a xlink:type="simple" xlink:href="http://www.aps-printers.com/">http://www.aps-printers.com/</text:a></text:p>
      <text:p text:style-name="Text_20_body"/>
      <text:p text:style-name="Text_20_body"/>
      <text:p text:style-name="Text_20_body"/>
      <text:p text:style-name="Text_20_body"/>
      <text:p text:style-name="Copyright">A.P.S. reserves the right to make changes without notice to the product to improve reliability, function or design.</text:p>
      <text:p text:style-name="Copyright">A.P.S. does not assume any liability arising out of the application or use of the product or circuit described herein.</text:p>
      <text:p text:style-name="Text_20_body"/>
      <text:p text:style-name="P3"/>
      <text:p text:style-name="P4">Release 0.5 (02/03/2007)</text:p>
      <text:p text:style-name="Text_20_body"/>
      <text:p text:style-name="P5">Driver features</text:p>
      <text:list text:style-name="L1">
        <text:list-item>
          <text:p text:style-name="P6">Supported printers</text:p>
        </text:list-item>
      </text:list>
      <text:section text:style-name="Sect1" text:name="Section2">
        <text:p text:style-name="P7">CP295MRS</text:p>
        <text:p text:style-name="P7">CP205MRS</text:p>
        <text:p text:style-name="P7">CP305MRS</text:p>
        <text:p text:style-name="P7">CP405MRS</text:p>
        <text:p text:style-name="P8">CP290MRS</text:p>
        <text:p text:style-name="P7">CP324MRS</text:p>
        <text:p text:style-name="P7">CP424MRS</text:p>
        <text:p text:style-name="P8">CP290HRS</text:p>
        <text:p text:style-name="P7">CP324HRS</text:p>
        <text:p text:style-name="P7">CP324HRSW</text:p>
        <text:p text:style-name="P7">CP424HRS</text:p>
        <text:p text:style-name="P8">EPM203MRS</text:p>
        <text:p text:style-name="P7">EPM205MRS</text:p>
        <text:p text:style-name="P7">EPM224MRS</text:p>
        <text:p text:style-name="P8">BPM205</text:p>
        <text:p text:style-name="P7">BPM224</text:p>
        <text:p text:style-name="P7">BPM224L</text:p>
        <text:p text:style-name="P8">KCP200</text:p>
        <text:p text:style-name="P8">POS1525</text:p>
        <text:p text:style-name="P7">HSP3100-FC</text:p>
      </text:section>
      <text:list text:style-name="L1">
        <text:list-item text:start-value="1">
          <text:p text:style-name="P6">Supported communication interfaces</text:p>
          <text:list>
            <text:list-item>
              <text:p text:style-name="P6">RS232 with hardware or software flow control</text:p>
            </text:list-item>
            <text:list-item>
              <text:p text:style-name="P6">Parallel with polling or interrupt mode</text:p>
            </text:list-item>
            <text:list-item>
              <text:p text:style-name="P6">USB</text:p>
            </text:list-item>
          </text:list>
        </text:list-item>
        <text:list-item>
          <text:p text:style-name="P6">CUPS driver</text:p>
          <text:list>
            <text:list-item>
              <text:p text:style-name="P6">Automatic printers detection</text:p>
            </text:list-item>
            <text:list-item>
              <text:p text:style-name="P6">Support postscript printing</text:p>
            </text:list-item>
            <text:list-item>
              <text:p text:style-name="P6">Support plain text printing using internal printer fonts</text:p>
            </text:list-item>
            <text:list-item>
              <text:p text:style-name="P6">Text processor allows embedding of control codes in plain text</text:p>
            </text:list-item>
            <text:list-item>
              <text:p text:style-name="P6">Fast optimized graphics printing</text:p>
            </text:list-item>
            <text:list-item>
              <text:p text:style-name="P6">Printer status reporting</text:p>
            </text:list-item>
            <text:list-item>
              <text:p text:style-name="P6">Cancel support</text:p>
            </text:list-item>
          </text:list>
        </text:list-item>
        <text:list-item>
          <text:p text:style-name="P6">APS Library (libaps)</text:p>
          <text:list>
            <text:list-item>
              <text:p text:style-name="P6">Programming library for easy interfacing with printers</text:p>
            </text:list-item>
          </text:list>
        </text:list-item>
        <text:list-item>
          <text:p text:style-name="P6">Packaging</text:p>
          <text:list>
            <text:list-item>
              <text:p text:style-name="P6">Distributed in source form</text:p>
            </text:list-item>
            <text:list-item>
              <text:p text:style-name="P6">Easy installation procedure</text:p>
            </text:list-item>
            <text:list-item>
              <text:p text:style-name="P6">Full documentation</text:p>
            </text:list-item>
          </text:list>
        </text:list-item>
      </text:list>
      <text:p text:style-name="Text_20_body"/>
      <text:p text:style-name="P5">Known limitations</text:p>
      <text:list text:style-name="L2">
        <text:list-item>
          <text:p text:style-name="P9">Driver cannot query printer status while printing</text:p>
        </text:list-item>
      </text:list>
      <text:p text:style-name="Text_20_body"/>
      <text:p text:style-name="P5">Known issues</text:p>
      <text:list text:style-name="L3">
        <text:list-item>
          <text:p text:style-name="P10">Automatic printers detection does not work with RS232 at 2400 bauds</text:p>
        </text:list-item>
        <text:list-item>
          <text:p text:style-name="P10">RS232 software flow control is not reliable</text:p>
        </text:list-item>
      </text:list>
      <text:p text:style-name="Text_20_body"/>
      <text:p text:style-name="P3"/>
      <text:p text:style-name="P4">Release 0.4 (18/10/2006)</text:p>
      <text:p text:style-name="Text_20_body"/>
      <text:p text:style-name="P5">Driver features</text:p>
      <text:list text:style-name="L1">
        <text:list-item>
          <text:p text:style-name="P6">Supported printers</text:p>
        </text:list-item>
      </text:list>
      <text:section text:style-name="Sect1" text:name="Section1">
        <text:p text:style-name="P7">CP295MRS</text:p>
        <text:p text:style-name="P7">CP205MRS</text:p>
        <text:p text:style-name="P7">CP305MRS</text:p>
        <text:p text:style-name="P7">CP405MRS</text:p>
        <text:p text:style-name="P8">CP290MRS</text:p>
        <text:p text:style-name="P7">CP324MRS</text:p>
        <text:p text:style-name="P7">CP424MRS</text:p>
        <text:p text:style-name="P8">CP290HRS</text:p>
        <text:p text:style-name="P7">CP324HRS</text:p>
        <text:p text:style-name="P7">CP324HRSW</text:p>
        <text:p text:style-name="P7">CP424HRS</text:p>
        <text:p text:style-name="P8">EPM203MRS</text:p>
        <text:p text:style-name="P7">EPM205MRS</text:p>
        <text:p text:style-name="P7">EPM224MRS</text:p>
        <text:p text:style-name="P8">BPM205</text:p>
        <text:p text:style-name="P7">BPM224</text:p>
        <text:p text:style-name="P7">BPM224L</text:p>
        <text:p text:style-name="P8">KCP200</text:p>
        <text:p text:style-name="P8">POS1525</text:p>
        <text:p text:style-name="P7">HSP3100-FC</text:p>
      </text:section>
      <text:list text:style-name="L1">
        <text:list-item text:start-value="1">
          <text:p text:style-name="P6">Supported communication interfaces</text:p>
          <text:list>
            <text:list-item>
              <text:p text:style-name="P6">RS232 with hardware or software flow control</text:p>
            </text:list-item>
            <text:list-item>
              <text:p text:style-name="P6">Parallel with polling or interrupt mode</text:p>
            </text:list-item>
            <text:list-item>
              <text:p text:style-name="P6">USB</text:p>
            </text:list-item>
          </text:list>
        </text:list-item>
        <text:list-item>
          <text:p text:style-name="P6">CUPS driver</text:p>
          <text:list>
            <text:list-item>
              <text:p text:style-name="P6">Automatic printers detection</text:p>
            </text:list-item>
            <text:list-item>
              <text:p text:style-name="P6">Support postscript printing</text:p>
            </text:list-item>
            <text:list-item>
              <text:p text:style-name="P6">Support plain text printing using internal printer fonts</text:p>
            </text:list-item>
            <text:list-item>
              <text:p text:style-name="P6">Text processor allows embedding of control codes in plain text</text:p>
            </text:list-item>
            <text:list-item>
              <text:p text:style-name="P6">Fast optimized graphics printing</text:p>
            </text:list-item>
            <text:list-item>
              <text:p text:style-name="P6">Printer status reporting</text:p>
            </text:list-item>
            <text:list-item>
              <text:p text:style-name="P6">Cancel support</text:p>
            </text:list-item>
          </text:list>
        </text:list-item>
        <text:list-item>
          <text:p text:style-name="P6">APS Library (libaps)</text:p>
          <text:list>
            <text:list-item>
              <text:p text:style-name="P6">Programming library for easy interfacing with printers</text:p>
            </text:list-item>
          </text:list>
        </text:list-item>
        <text:list-item>
          <text:p text:style-name="P6">Packaging</text:p>
          <text:list>
            <text:list-item>
              <text:p text:style-name="P6">Distributed in source form</text:p>
            </text:list-item>
            <text:list-item>
              <text:p text:style-name="P6">Easy installation procedure</text:p>
            </text:list-item>
            <text:list-item>
              <text:p text:style-name="P6">Full documentation</text:p>
            </text:list-item>
          </text:list>
        </text:list-item>
      </text:list>
      <text:p text:style-name="Text_20_body"/>
      <text:p text:style-name="P5">Known limitations</text:p>
      <text:list text:style-name="L4">
        <text:list-item>
          <text:p text:style-name="P11">Driver cannot query printer status while printing</text:p>
        </text:list-item>
      </text:list>
      <text:p text:style-name="Text_20_body"/>
      <text:p text:style-name="P5">Known issues</text:p>
      <text:list text:style-name="L5">
        <text:list-item>
          <text:p text:style-name="P12">Automatic printers detection does not work with RS232 at 2400 bauds</text:p>
        </text:list-item>
        <text:list-item>
          <text:p text:style-name="P12">RS232 software flow control is not reliable</text:p>
        </text:list-item>
      </text:list>
      <text:p text:style-name="Text_20_body"/>
      <text:p text:style-name="P3"/>
      <text:p text:style-name="P4">Release 0.3 (28/07/2006)</text:p>
      <text:p text:style-name="Text_20_body"/>
      <text:p text:style-name="P5">Driver features</text:p>
      <text:list text:style-name="L6">
        <text:list-item>
          <text:p text:style-name="P13">Supported printers</text:p>
        </text:list-item>
      </text:list>
      <text:section text:style-name="Sect1" text:name="Printers">
        <text:p text:style-name="P7">CP295MRS</text:p>
        <text:p text:style-name="P7">CP205MRS</text:p>
        <text:p text:style-name="P7">CP305MRS</text:p>
        <text:p text:style-name="P7">CP405MRS</text:p>
        <text:p text:style-name="P8">CP290MRS</text:p>
        <text:p text:style-name="P7">CP324MRS</text:p>
        <text:p text:style-name="P7">CP424MRS</text:p>
        <text:p text:style-name="P8">CP290HRS</text:p>
        <text:p text:style-name="P7">CP324HRS</text:p>
        <text:p text:style-name="P7">CP324HRSW</text:p>
        <text:p text:style-name="P7">CP424HRS</text:p>
        <text:p text:style-name="P8">EPM203MRS</text:p>
        <text:p text:style-name="P7">EPM205MRS</text:p>
        <text:p text:style-name="P7">EPM224MRS</text:p>
        <text:p text:style-name="P8">BPM205</text:p>
        <text:p text:style-name="P7">BPM224</text:p>
        <text:p text:style-name="P7">BPM224L</text:p>
        <text:p text:style-name="P8">KCP200</text:p>
        <text:p text:style-name="P8">POS1525</text:p>
        <text:p text:style-name="P7">HSP3100-FC</text:p>
      </text:section>
      <text:list text:style-name="L6">
        <text:list-item text:start-value="1">
          <text:p text:style-name="P13">Supported communication interfaces</text:p>
          <text:list>
            <text:list-item>
              <text:p text:style-name="P13">RS232 with hardware or software flow control</text:p>
            </text:list-item>
            <text:list-item>
              <text:p text:style-name="P13">Parallel with polling or interrupt mode</text:p>
            </text:list-item>
            <text:list-item>
              <text:p text:style-name="P13">USB</text:p>
            </text:list-item>
          </text:list>
        </text:list-item>
        <text:list-item>
          <text:p text:style-name="P13">CUPS driver</text:p>
          <text:list>
            <text:list-item>
              <text:p text:style-name="P13">Automatic printers detection</text:p>
            </text:list-item>
            <text:list-item>
              <text:p text:style-name="P13">Support postscript printing</text:p>
            </text:list-item>
            <text:list-item>
              <text:p text:style-name="P13">Support plain text printing using internal printer fonts</text:p>
            </text:list-item>
            <text:list-item>
              <text:p text:style-name="P13">Text processor allows embedding of control codes in plain text</text:p>
            </text:list-item>
            <text:list-item>
              <text:p text:style-name="P13">Fast optimized graphics printing</text:p>
            </text:list-item>
            <text:list-item>
              <text:p text:style-name="P13">Printer status reporting</text:p>
            </text:list-item>
            <text:list-item>
              <text:p text:style-name="P13">Cancel support</text:p>
            </text:list-item>
          </text:list>
        </text:list-item>
        <text:list-item>
          <text:p text:style-name="P13">APS Library (libaps)</text:p>
          <text:list>
            <text:list-item>
              <text:p text:style-name="P13">Programming library for easy interfacing with printers</text:p>
            </text:list-item>
          </text:list>
        </text:list-item>
        <text:list-item>
          <text:p text:style-name="P13">Packaging</text:p>
          <text:list>
            <text:list-item>
              <text:p text:style-name="P13">Distributed in source form</text:p>
            </text:list-item>
            <text:list-item>
              <text:p text:style-name="P13">Easy installation procedure</text:p>
            </text:list-item>
            <text:list-item>
              <text:p text:style-name="P13">Full documentation</text:p>
            </text:list-item>
          </text:list>
        </text:list-item>
      </text:list>
      <text:p text:style-name="Text_20_body"/>
      <text:p text:style-name="P5">Known limitations</text:p>
      <text:list text:style-name="L7">
        <text:list-item>
          <text:p text:style-name="P14">Driver cannot query printer status while printing</text:p>
        </text:list-item>
      </text:list>
      <text:p text:style-name="Text_20_body"/>
      <text:p text:style-name="P5">Known issues</text:p>
      <text:list text:style-name="L8">
        <text:list-item>
          <text:p text:style-name="P15">Automatic printers detection does not work with RS232 at 2400 bauds</text:p>
        </text:list-item>
        <text:list-item>
          <text:p text:style-name="P15">RS232 software flow control is not reliable</text:p>
        </text:list-item>
      </text:list>
      <text:p text:style-name="Text_20_body"/>
      <text:p text:style-name="P3"/>
      <text:p text:style-name="P4">Release 0.2 (03/05/2006)</text:p>
      <text:p text:style-name="Text_20_body"/>
      <text:p text:style-name="P5">Driver features</text:p>
      <text:list text:style-name="L9">
        <text:list-item>
          <text:p text:style-name="P16">Supported printers</text:p>
          <text:list>
            <text:list-item>
              <text:p text:style-name="P16">CP295MRS, CP205MRS, CP305MRS, CP405MRS</text:p>
            </text:list-item>
            <text:list-item>
              <text:p text:style-name="P16">CP290MRS, CP324MRS, CP424MRS</text:p>
            </text:list-item>
            <text:list-item>
              <text:p text:style-name="P16">CP290HRS, CP324HRS, CP424HRS</text:p>
            </text:list-item>
            <text:list-item>
              <text:p text:style-name="P16">KCP200</text:p>
            </text:list-item>
          </text:list>
        </text:list-item>
        <text:list-item>
          <text:p text:style-name="P16">Supported communication interfaces</text:p>
          <text:list>
            <text:list-item>
              <text:p text:style-name="P16">RS232 with hardware or software flow control</text:p>
            </text:list-item>
            <text:list-item>
              <text:p text:style-name="P16">Parallel with polling or interrupt mode</text:p>
            </text:list-item>
            <text:list-item>
              <text:p text:style-name="P16">USB</text:p>
            </text:list-item>
          </text:list>
        </text:list-item>
        <text:list-item>
          <text:p text:style-name="P16">CUPS driver</text:p>
          <text:list>
            <text:list-item>
              <text:p text:style-name="P16">Automatic printers detection</text:p>
            </text:list-item>
            <text:list-item>
              <text:p text:style-name="P16">Support postscript printing</text:p>
            </text:list-item>
            <text:list-item>
              <text:p text:style-name="P16">Support plain text printing using internal printer fonts</text:p>
            </text:list-item>
            <text:list-item>
              <text:p text:style-name="P16">Text processor allows embedding of control codes in plain text</text:p>
            </text:list-item>
            <text:list-item>
              <text:p text:style-name="P16">Printer status reporting</text:p>
            </text:list-item>
          </text:list>
        </text:list-item>
        <text:list-item>
          <text:p text:style-name="P16">APS Library (libaps)</text:p>
          <text:list>
            <text:list-item>
              <text:p text:style-name="P16">Programming library for easy interfacing with printers</text:p>
            </text:list-item>
          </text:list>
        </text:list-item>
        <text:list-item>
          <text:p text:style-name="P16">Packaging</text:p>
          <text:list>
            <text:list-item>
              <text:p text:style-name="P16">Distributed in source form</text:p>
            </text:list-item>
            <text:list-item>
              <text:p text:style-name="P16">Easy installation procedure</text:p>
            </text:list-item>
            <text:list-item>
              <text:p text:style-name="P16">Full documentation</text:p>
            </text:list-item>
          </text:list>
        </text:list-item>
      </text:list>
      <text:p text:style-name="Text_20_body"/>
      <text:p text:style-name="P5">Known limitations</text:p>
      <text:list text:style-name="L10">
        <text:list-item>
          <text:p text:style-name="P17">Postscript ticket length is limited to 50mm and is not configurable</text:p>
        </text:list-item>
        <text:list-item>
          <text:p text:style-name="P17">Driver cannot query printer status while printing</text:p>
        </text:list-item>
        <text:list-item>
          <text:p text:style-name="P17">Printer must be reset if a print job is cancelled</text:p>
        </text:list-item>
      </text:list>
      <text:p text:style-name="Text_20_body"/>
      <text:p text:style-name="P5">Known issues</text:p>
      <text:list text:style-name="L11">
        <text:list-item>
          <text:p text:style-name="P18">Automatic printers detection does not work with RS232 at 2400 bauds</text:p>
        </text:list-item>
      </text:list>
      <text:p text:style-name="P19"/>
      <text:p text:style-name="P3"/>
      <text:p text:style-name="P4">Release 0.1 (20/03/2006)</text:p>
      <text:p text:style-name="Text_20_body"/>
      <text:p text:style-name="P5">Driver features</text:p>
      <text:list text:style-name="L12">
        <text:list-item>
          <text:p text:style-name="P20">Supported printers</text:p>
          <text:list>
            <text:list-item>
              <text:p text:style-name="P20">CP295MRS, CP205MRS, CP305MRS, CP405MRS</text:p>
            </text:list-item>
            <text:list-item>
              <text:p text:style-name="P20">CP290MRS, CP324MRS, CP424MRS</text:p>
            </text:list-item>
            <text:list-item>
              <text:p text:style-name="P20">CP290HRS, CP324HRS, CP424HRS</text:p>
            </text:list-item>
            <text:list-item>
              <text:p text:style-name="P20">KCP200</text:p>
            </text:list-item>
          </text:list>
        </text:list-item>
        <text:list-item>
          <text:p text:style-name="P20">Supported communication interfaces</text:p>
          <text:list>
            <text:list-item>
              <text:p text:style-name="P20">RS232 with hardware or software flow control</text:p>
            </text:list-item>
          </text:list>
        </text:list-item>
        <text:list-item>
          <text:p text:style-name="P20">CUPS driver</text:p>
          <text:list>
            <text:list-item>
              <text:p text:style-name="P20">Automatic printers detection</text:p>
            </text:list-item>
            <text:list-item>
              <text:p text:style-name="P20">Support postscript printing</text:p>
            </text:list-item>
            <text:list-item>
              <text:p text:style-name="P20">Support plain text printing using internal printer fonts</text:p>
            </text:list-item>
            <text:list-item>
              <text:p text:style-name="P20">Text processor allows embedding of control codes in plain text</text:p>
            </text:list-item>
          </text:list>
        </text:list-item>
        <text:list-item>
          <text:p text:style-name="P20">APS Library (libaps)</text:p>
          <text:list>
            <text:list-item>
              <text:p text:style-name="P20">Programming library for easy interfacing with printers</text:p>
            </text:list-item>
          </text:list>
        </text:list-item>
        <text:list-item>
          <text:p text:style-name="P20">Packaging</text:p>
          <text:list>
            <text:list-item>
              <text:p text:style-name="P20">Distributed in source form</text:p>
            </text:list-item>
            <text:list-item>
              <text:p text:style-name="P20">Easy installation procedure</text:p>
            </text:list-item>
            <text:list-item>
              <text:p text:style-name="P20">Full documentation</text:p>
            </text:list-item>
          </text:list>
        </text:list-item>
      </text:list>
      <text:p text:style-name="Text_20_body"/>
      <text:p text:style-name="P5">Known limitations</text:p>
      <text:list text:style-name="L13">
        <text:list-item>
          <text:p text:style-name="P21">Postscript ticket length is limited to 50mm and is not configurable</text:p>
        </text:list-item>
        <text:list-item>
          <text:p text:style-name="P21">Driver does not support parallel nor USB ports</text:p>
        </text:list-item>
        <text:list-item>
          <text:p text:style-name="P21">Driver cannot query printer status while printing</text:p>
        </text:list-item>
        <text:list-item>
          <text:p text:style-name="P21">Printer must be reset if a print job is cancelled</text:p>
        </text:list-item>
      </text:list>
      <text:p text:style-name="Text_20_body"/>
      <text:p text:style-name="P5">Known issues</text:p>
      <text:list text:style-name="L14">
        <text:list-item>
          <text:p text:style-name="P22">Automatic printers detection does not work with RS232 at 2400 bauds</text:p>
        </text:list-item>
        <text:list-item>
          <text:p text:style-name="P23">CUPS <text:span text:style-name="T1">Print test page</text:span> functionality does not work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Times New Roman1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.63cm" fo:margin-right="0cm" fo:text-indent="0cm" style:auto-text-indent="false"/>
      <style:text-properties fo:font-variant="small-cap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.27cm" fo:margin-right="0cm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.9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text-align="center" style:justify-single-word="false"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6pt" fo:font-weight="bold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9.5cm"/>
          <style:tab-stop style:position="17cm"/>
        </style:tab-stops>
      </style:paragraph-properties>
      <style:text-properties style:font-name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variant="small-caps" fo:font-style="normal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Copyright" style:family="paragraph" style:parent-style-name="Text_20_body" style:next-style-name="Text_20_body" style:class="text">
      <style:paragraph-properties fo:text-align="center" style:justify-single-word="false"/>
      <style:text-properties fo:font-size="10pt"/>
    </style:style>
    <style:style style:name="Code_20_source" style:display-name="Code source" style:family="paragraph" style:parent-style-name="Preformatted_20_Text" style:next-style-name="Text_20_body" style:class="text">
      <style:paragraph-properties fo:margin-left="0.499cm" fo:margin-right="0.499cm" fo:text-indent="0cm" style:auto-text-indent="false" fo:background-color="#e6e6e6">
        <style:background-image/>
      </style:paragraph-properties>
      <style:text-properties style:font-name="Courier New"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ourier New1" style:font-name-asian="Courier New1" style:font-name-complex="Courier New1"/>
    </style:style>
    <style:style style:name="Code_20_source" style:display-name="Code source" style:family="text" style:parent-style-name="Teletype">
      <style:text-properties fo:color="#000000" fo:font-size="11pt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suffix=".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cm" fo:margin-top="0.101cm" fo:margin-bottom="0cm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fr1" style:family="graphic" style:parent-style-name="Graphics">
      <style:graphic-properties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none" fo:border-right="none" fo:border-top="none" fo:border-bottom="0.002cm solid #000000" style:shadow="none">
        <style:background-image/>
      </style:graphic-properties>
    </style:style>
    <style:style style:name="fr3" style:family="graphic" style:parent-style-name="Frame">
      <style:graphic-properties fo:margin-left="0.199cm" fo:margin-right="0cm" fo:margin-top="0cm" fo:margin-bottom="0cm" style:vertical-pos="top" style:vertical-rel="paragraph-content" style:horizontal-pos="left" style:horizontal-rel="paragraph" fo:background-color="transparent" style:background-transparency="100%" fo:padding="0cm" fo:border="none" style:shadow="none">
        <style:background-image/>
        <style:columns fo:column-count="0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0" fo:column-gap="0cm"/>
      </style:graphic-properties>
    </style:style>
    <style:style style:name="fr5" style:family="graphic" style:parent-style-name="Frame">
      <style:graphic-properties fo:margin-left="0cm" fo:margin-right="0.199cm" fo:margin-top="0cm" fo:margin-bottom="0cm" style:vertical-pos="top" style:vertical-rel="paragraph-content" style:horizontal-pos="right" style:horizontal-rel="paragraph" fo:padding="0cm" fo:border="none" style:shadow="none"/>
    </style:style>
    <style:page-layout style:name="pm1">
      <style:page-layout-properties fo:page-width="21.001cm" fo:page-height="29.7cm" style:num-format="1" style:print-orientation="portrait" fo:margin-top="1cm" fo:margin-bottom="1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8cm" fo:margin-left="0cm" fo:margin-right="0cm" fo:margin-bottom="0cm" fo:border="none" fo:padding="0cm" style:shadow="none" style:dynamic-spacing="false"/>
      </style:header-style>
      <style:footer-style>
        <style:header-footer-properties fo:min-height="0.101cm" fo:margin-left="0cm" fo:margin-right="0cm" fo:margin-top="0cm" fo:border-top="0.002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Image4" text:anchor-type="paragraph" svg:width="2.14cm" svg:height="1.48cm" draw:z-index="5"><draw:image xlink:href="Pictures/10000000000000E50000009D413108A9.png" xlink:type="simple" xlink:show="embed" xlink:actuate="onLoad"/></draw:frame><draw:frame draw:style-name="fr2" draw:name="Cadre14" text:anchor-type="paragraph" svg:x="2.138cm" svg:y="0.298cm" svg:width="16.859cm" svg:height="0.908cm" draw:z-index="11"><draw:text-box><text:p text:style-name="Header">Advanced Printing Systems</text:p></draw:text-box></draw:frame></text:p>
      </style:header>
      <style:footer>
        <text:p text:style-name="P1"><draw:frame draw:style-name="fr3" draw:name="Cadre15" text:anchor-type="paragraph" svg:width="6.761cm" draw:z-index="17"><draw:text-box fo:min-height="0.487cm"><text:p text:style-name="Footer"><text:file-name text:display="name-and-extension">driver_features.odt</text:file-name></text:p></draw:text-box></draw:frame><draw:frame draw:style-name="fr4" draw:name="Cadre16" text:anchor-type="paragraph" svg:width="2cm" draw:z-index="23"><draw:text-box fo:min-height="0.49cm"><text:p text:style-name="P2"><text:date style:data-style-name="N37" text:date-value="2007-03-02T12:04:47.41">02/03/07</text:date></text:p></draw:text-box></draw:frame><draw:frame draw:style-name="fr5" draw:name="Cadre17" text:anchor-type="paragraph" svg:width="2cm" draw:z-index="29"><draw:text-box fo:min-height="0.49cm"><text:p text:style-name="P3"><text:page-number text:select-page="current">6</text:page-number></text:p></draw:text-box></draw:frame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3-17T09:28:49</meta:creation-date>
    <dc:creator>Nicolas Torneri</dc:creator>
    <dc:date>2007-03-02T12:04:46</dc:date>
    <meta:editing-cycles>19</meta:editing-cycles>
    <meta:editing-duration>PT56M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6" meta:paragraph-count="204" meta:word-count="709" meta:character-count="4957"/>
  </office:meta>
</office:document-meta>
</file>